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s" fo:country="ES" officeooo:rsid="0010cf81" officeooo:paragraph-rsid="0010cf81" style:language-asian="zxx" style:country-asian="none" style:language-complex="zxx" style:country-complex="none"/>
    </style:style>
    <style:style style:name="P2" style:family="paragraph" style:parent-style-name="Standard">
      <style:text-properties fo:language="es" fo:country="ES" officeooo:rsid="0010cf81" officeooo:paragraph-rsid="0012cf3c" style:language-asian="zxx" style:country-asian="none" style:language-complex="zxx" style:country-complex="none"/>
    </style:style>
    <style:style style:name="P3" style:family="paragraph" style:parent-style-name="Standard">
      <style:text-properties fo:language="es" fo:country="ES" officeooo:rsid="0012cf3c" officeooo:paragraph-rsid="0012cf3c" style:language-asian="zxx" style:country-asian="none" style:language-complex="zxx" style:country-complex="none"/>
    </style:style>
    <style:style style:name="P4" style:family="paragraph" style:parent-style-name="Standard">
      <style:text-properties fo:language="es" fo:country="ES" officeooo:rsid="00142d8b" officeooo:paragraph-rsid="00142d8b" style:language-asian="zxx" style:country-asian="none" style:language-complex="zxx" style:country-complex="none"/>
    </style:style>
    <style:style style:name="T1" style:family="text">
      <style:text-properties officeooo:rsid="0012cf3c"/>
    </style:style>
    <style:style style:name="T2" style:family="text">
      <style:text-properties officeooo:rsid="00142d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Define forma jurídica, a utilizar en la empresa: </text:p>
      <text:p text:style-name="P2"/>
      <text:p text:style-name="P2">El modelo de empresa, Skate-Park, encuadrada en el sector Terciario, restauración, divertimiento, educación. Será una microempresa independiente, creada para generar beneficio, cuya volumen de venta anual no excederá de 2E6 € y el número de trabajadores no será inferior a diez. El Skate-Park, según <text:span text:style-name="T1">la propiedad del</text:span> capital, <text:span text:style-name="T1">se clasifica como Privada. Siendo el ámbito de la actividad Local. La forma jurídica, será Emprendedor de Responsabilidad Limitada.</text:span></text:p>
      <text:p text:style-name="P1"/>
      <text:p text:style-name="P1">2.- Explicar las ventajas/inconvenientes de la forma jurídica seleccionada.</text:p>
      <text:p text:style-name="P1"/>
      <text:p text:style-name="P3">La forma jurídica seleccionada, ERL, se considera adecuada para el modelo de negocio (Skate-Park) ya que está limitada en la responsabilidad por las deudas. No se exige capital mínimo. No es necesario trámites de la personalidad jurídica, siendo por tanto, una forma societaria económica <text:span text:style-name="T2">distinta del propietario empresario.</text:span></text:p>
      <text:p text:style-name="P4">Por contra, debe realizar el Registro Mercantil, Registro de la Propiedad la condición de responsabilidad limitada. El empresario responde con todas las obligaciones contraídas por la empresa. Se debe depositar en el Registro Mercantil las cuentas anuales de la actividad. </text:p>
      <text:p text:style-name="P4">El inconveniente principal es que, cuanto mayor sea el volumen de renta, mayor será la tribut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16S</meta:editing-duration>
    <meta:editing-cycles>3</meta:editing-cycles>
    <meta:generator>LibreOffice/5.4.3.2$Windows_X86_64 LibreOffice_project/92a7159f7e4af62137622921e809f8546db437e5</meta:generator>
    <dc:date>2021-11-08T19:23:19.774000000</dc:date>
    <meta:document-statistic meta:table-count="0" meta:image-count="0" meta:object-count="0" meta:page-count="1" meta:paragraph-count="6" meta:word-count="189" meta:character-count="1281" meta:non-whitespace-character-count="1096"/>
    <meta:user-defined meta:name="Info 1"/>
    <meta:user-defined meta:name="Info 2"/>
    <meta:user-defined meta:name="Info 3"/>
    <meta:user-defined meta:name="Info 4"/>
  </office:meta>
</office:document-meta>
</file>